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PARA QUE SERVEM OS MILAGRES?</text:p>
      <text:p text:style-name="Author">W. FEREDAY</text:p>
      <text:p text:style-name="Date">2017-07-21T17:00:00+09:00</text:p>
      <text:h text:style-name="Heading_20_1" text:outline-level="1">PARA QUE SERVEM OS MILAGRES?</text:h>
      <text:p text:style-name="First_20_paragraph">W. FEREDAY</text:p>
      <text:p text:style-name="Text_20_body">Vivemos em uma época de incredulidade. Os homens dizem não acreditar mais em milagres. Isto é dito não apenas entre ateus ou céticos, mas na própria Cristandade, onde o evangelho derrama sua luz. Só falta a Cristandade dar mais um passo em sua senda de incredulidade: repudiar o próprio Deus. Este passo será dado muito em breve quando o homem se endeusar na pessoa do filho da perdição, o Anticristo, que é encontrado nas Escrituras (<text:a xlink:type="simple" xlink:href="http://bibliaonline.com.br/acf/2ts/2/3,4" office:name=""><text:span text:style-name="Definition">2 Tessalonicenses 2:3,4</text:span></text:a>). Quando isso acontecer, não haverá mais lugar para Deus e Seu Filho. Por incrível que possa parecer, nessa ocasião os homens estarão novamente crendo em milagres. "Sinais e prodígios de mentira" irão se manifestar e serão cridos. Não é somente o céu que produz maravilhas -- o inferno também as manifesta. Isto foi testemunhado por Moisés em sua época e será testemunhado novamente no dia do Anticristo.</text:p>
      <text:p text:style-name="Text_20_body">A infidelidade, seja ela religiosa ou não, pode criticar os registros dos milagres de nosso Senhor, não obstante os milagres terem realmente sido feitos. O fato de pelo menos três dos evangelhos haverem sido escritos num espaço de poucos anos após a ascensão de nosso Senhor, quando ainda poderiam ter sido facilmente desmentidos pelos opositores, é suficiente para estabelecer a sua credibilidade, mesmo dentro de critérios puramente humanos. Mas quando levamos em conta o magnífico fato (no qual toda alma reverente crê) de que o Espírito de Deus é o autor dos evangelhos, qualquer dúvida é deixada de lado.</text:p>
      <text:p text:style-name="Text_20_body">Mas por que os milagres foram feitos? O próprio Salvador nos diz: "As obras que o Pai me deu para realizar, as mesmas obras que eu faço, testificam de mim, que o Pai me enviou" (<text:a xlink:type="simple" xlink:href="http://bibliaonline.com.br/acf/jo/5/36" office:name=""><text:span text:style-name="Definition">João 5:36</text:span></text:a>; <text:a xlink:type="simple" xlink:href="http://bibliaonline.com.br/acf/jo/10/25" office:name=""><text:span text:style-name="Definition">10:25</text:span></text:a>). Os milagres foram assim graciosamente concedidos como um auxílio à fé na Sua Pessoa e missão. É por isso que o Senhor disse a Filipe, "crede-me, ao menos, por causa das mesmas obras" (<text:a xlink:type="simple" xlink:href="http://bibliaonline.com.br/acf/jo/14/11" office:name=""><text:span text:style-name="Definition">João 14:11</text:span></text:a>). É por isso também, que o Salvador lamenta em <text:a xlink:type="simple" xlink:href="http://bibliaonline.com.br/acf/jo/15/24" office:name=""><text:span text:style-name="Definition">João 15:24</text:span></text:a>: "Se eu entre eles não fizesse tais obras, quais nenhum outro tem feito, não teriam pecado; mas agora viram-nas e me aborreceram a mim e a meu Pai". Por serem os milagres auxílios dados à fé, eram, sem exceção, Atos de misericórdia; Atos que deveriam ter motivado os sentimentos de todos os interessados, por revelarem o coração de Deus em favor do homem.</text:p>
      <text:p text:style-name="Text_20_body">Teria sido tão tolo superestimar o valor dos milagres quanto mostrar desprezo por eles. Um auxílio à fé não deve ser confundido com o alicerce da fé. Uma fé alicerçada em milagres é de tão pouco valor que o próprio Salvador, quando foi procurado por tal classe de pessoas, Se negou a confiar nelas (<text:a xlink:type="simple" xlink:href="http://bibliaonline.com.br/acf/jo/2/23-25" office:name=""><text:span text:style-name="Definition">João 2:23-25</text:span></text:a>). A verdadeira fé está alicerçada na Palavra de Deus (<text:a xlink:type="simple" xlink:href="http://bibliaonline.com.br/acf/rm/10/17" office:name=""><text:span text:style-name="Definition">Romanos 10:17</text:span></text:a>). Simão, o mago, foi atraído pelos milagres, e provou ser uma fraude; Sérgio Paulo desejou escutar a Palavra de Deus, e assim tornou-se um verdadeiro discípulo (<text:a xlink:type="simple" xlink:href="http://bibliaonline.com.br/acf/atos/8/13" office:name=""><text:span text:style-name="Definition">Atos 8:13</text:span></text:a>; <text:a xlink:type="simple" xlink:href="http://bibliaonline.com.br/acf/atos/13/7,12" office:name=""><text:span text:style-name="Definition">13:7,12</text:span></text:a>).</text:p>
      <text:p text:style-name="Text_20_body">W.Fere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RA QUE SERVEM OS MILAGRES?</dc:title>
  </office:meta>
</office:document-meta>
</file>